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100%" fo:text-align="justify" style:justify-single-word="false"/>
      <style:text-properties officeooo:paragraph-rsid="000d22a7"/>
    </style:style>
    <style:style style:name="P2" style:family="paragraph" style:parent-style-name="Standard">
      <style:paragraph-properties fo:line-height="100%" fo:text-align="justify" style:justify-single-word="false"/>
      <style:text-properties officeooo:paragraph-rsid="00179ef3"/>
    </style:style>
    <style:style style:name="P3" style:family="paragraph" style:parent-style-name="Standard">
      <style:paragraph-properties fo:line-height="100%" fo:text-align="justify" style:justify-single-word="false"/>
      <style:text-properties officeooo:paragraph-rsid="001f1135"/>
    </style:style>
    <style:style style:name="P4" style:family="paragraph" style:parent-style-name="Standard">
      <style:paragraph-properties fo:line-height="100%" fo:text-align="justify" style:justify-single-word="false"/>
      <style:text-properties officeooo:paragraph-rsid="002e9608"/>
    </style:style>
    <style:style style:name="P5" style:family="paragraph" style:parent-style-name="Standard">
      <style:paragraph-properties fo:line-height="100%" fo:text-align="justify" style:justify-single-word="false"/>
      <style:text-properties officeooo:paragraph-rsid="002f3294"/>
    </style:style>
    <style:style style:name="P6" style:family="paragraph" style:parent-style-name="Standard">
      <style:paragraph-properties fo:line-height="100%" fo:text-align="justify" style:justify-single-word="false"/>
      <style:text-properties officeooo:paragraph-rsid="0039b4cf"/>
    </style:style>
    <style:style style:name="P7" style:family="paragraph" style:parent-style-name="Standard">
      <style:paragraph-properties fo:line-height="100%" fo:text-align="justify" style:justify-single-word="false"/>
      <style:text-properties officeooo:paragraph-rsid="00406a29"/>
    </style:style>
    <style:style style:name="P8" style:family="paragraph" style:parent-style-name="Standard">
      <style:paragraph-properties fo:line-height="100%" fo:text-align="justify" style:justify-single-word="false"/>
      <style:text-properties officeooo:rsid="0052ce75" officeooo:paragraph-rsid="0052ce75"/>
    </style:style>
    <style:style style:name="P9" style:family="paragraph" style:parent-style-name="Standard">
      <style:paragraph-properties fo:line-height="100%" fo:text-align="justify" style:justify-single-word="false"/>
      <style:text-properties officeooo:rsid="0053b565" officeooo:paragraph-rsid="0053b565"/>
    </style:style>
    <style:style style:name="P10" style:family="paragraph" style:parent-style-name="Standard">
      <style:paragraph-properties fo:line-height="100%" fo:text-align="justify" style:justify-single-word="false" fo:break-before="page"/>
      <style:text-properties officeooo:paragraph-rsid="0039b4cf"/>
    </style:style>
    <style:style style:name="P11" style:family="paragraph" style:parent-style-name="Standard">
      <style:paragraph-properties fo:line-height="100%" fo:text-align="justify" style:justify-single-word="false"/>
      <style:text-properties style:font-name="Times New Roman" fo:font-size="11pt" officeooo:rsid="000734a6" officeooo:paragraph-rsid="000d22a7" style:font-size-asian="9.60000038146973pt" style:font-size-complex="11pt"/>
    </style:style>
    <style:style style:name="P12" style:family="paragraph" style:parent-style-name="Standard">
      <style:paragraph-properties fo:line-height="100%" fo:text-align="justify" style:justify-single-word="false"/>
      <style:text-properties style:text-underline-style="none" officeooo:rsid="00549478" officeooo:paragraph-rsid="00549478"/>
    </style:style>
    <style:style style:name="P13" style:family="paragraph" style:parent-style-name="Standard">
      <style:paragraph-properties fo:line-height="100%" fo:text-align="justify" style:justify-single-word="false"/>
      <style:text-properties officeooo:paragraph-rsid="005937de"/>
    </style:style>
    <style:style style:name="P14" style:family="paragraph" style:parent-style-name="Standard">
      <style:paragraph-properties fo:line-height="100%" fo:text-align="justify" style:justify-single-word="false"/>
      <style:text-properties officeooo:paragraph-rsid="00179ef3"/>
    </style:style>
    <style:style style:name="P15" style:family="paragraph" style:parent-style-name="Standard">
      <style:paragraph-properties fo:line-height="100%" fo:text-align="justify" style:justify-single-word="false" fo:break-before="page"/>
      <style:text-properties officeooo:paragraph-rsid="0073fdb9"/>
    </style:style>
    <style:style style:name="T1" style:family="text">
      <style:text-properties style:font-name="Times New Roman" fo:font-size="11pt" officeooo:rsid="000734a6" style:font-size-asian="9.60000038146973pt" style:font-size-complex="11pt"/>
    </style:style>
    <style:style style:name="T2" style:family="text">
      <style:text-properties style:font-name="Times New Roman" fo:font-size="11pt" fo:font-style="normal" style:text-underline-style="none" style:font-size-asian="11pt" style:font-style-asian="normal" style:font-size-complex="11pt" style:font-style-complex="normal"/>
    </style:style>
    <style:style style:name="T3" style:family="text">
      <style:text-properties style:font-name="Times New Roman" fo:font-size="11pt" fo:font-style="normal" style:text-underline-style="none" officeooo:rsid="000e5770" style:font-size-asian="11pt" style:font-style-asian="normal" style:font-size-complex="11pt" style:font-style-complex="normal"/>
    </style:style>
    <style:style style:name="T4" style:family="text">
      <style:text-properties style:font-name="Times New Roman" fo:font-size="11pt" fo:font-style="normal" style:text-underline-style="none" officeooo:rsid="00080959" style:font-size-asian="11pt" style:font-style-asian="normal" style:font-size-complex="11pt" style:font-style-complex="normal"/>
    </style:style>
    <style:style style:name="T5" style:family="text">
      <style:text-properties style:font-name="Times New Roman" fo:font-size="11pt" fo:font-style="normal" style:text-underline-style="none" officeooo:rsid="00084813" style:font-size-asian="11pt" style:font-style-asian="normal" style:font-size-complex="11pt" style:font-style-complex="normal"/>
    </style:style>
    <style:style style:name="T6" style:family="text">
      <style:text-properties style:font-name="Times New Roman" fo:font-size="11pt" fo:font-style="normal" style:text-underline-style="none" officeooo:rsid="000899a2" style:font-size-asian="11pt" style:font-style-asian="normal" style:font-size-complex="11pt" style:font-style-complex="normal"/>
    </style:style>
    <style:style style:name="T7" style:family="text">
      <style:text-properties style:font-name="Times New Roman" fo:font-size="11pt" fo:font-style="normal" style:text-underline-style="none" officeooo:rsid="000a094a" style:font-size-asian="11pt" style:font-style-asian="normal" style:font-size-complex="11pt" style:font-style-complex="normal"/>
    </style:style>
    <style:style style:name="T8" style:family="text">
      <style:text-properties style:font-name="Times New Roman" fo:font-size="11pt" fo:font-style="normal" style:text-underline-style="none" officeooo:rsid="000bc6f1" style:font-size-asian="11pt" style:font-style-asian="normal" style:font-size-complex="11pt" style:font-style-complex="normal"/>
    </style:style>
    <style:style style:name="T9" style:family="text">
      <style:text-properties style:font-name="Times New Roman" fo:font-size="11pt" fo:font-style="normal" style:text-underline-style="none" officeooo:rsid="000c3b50" style:font-size-asian="11pt" style:font-style-asian="normal" style:font-size-complex="11pt" style:font-style-complex="normal"/>
    </style:style>
    <style:style style:name="T10" style:family="text">
      <style:text-properties style:font-name="Times New Roman" fo:font-size="11pt" fo:font-style="normal" style:text-underline-style="none" officeooo:rsid="000d22a7" style:font-size-asian="11pt" style:font-style-asian="normal" style:font-size-complex="11pt" style:font-style-complex="normal"/>
    </style:style>
    <style:style style:name="T11" style:family="text">
      <style:text-properties style:font-name="Times New Roman" fo:font-size="11pt" fo:font-style="normal" style:text-underline-style="none" officeooo:rsid="000f291c" style:font-size-asian="11pt" style:font-style-asian="normal" style:font-size-complex="11pt" style:font-style-complex="normal"/>
    </style:style>
    <style:style style:name="T12" style:family="text">
      <style:text-properties style:font-name="Times New Roman" fo:font-size="11pt" fo:font-style="normal" style:text-underline-style="none" officeooo:rsid="0010ec9b" style:font-size-asian="11pt" style:font-style-asian="normal" style:font-size-complex="11pt" style:font-style-complex="normal"/>
    </style:style>
    <style:style style:name="T13" style:family="text">
      <style:text-properties style:font-name="Times New Roman" fo:font-size="11pt" fo:font-style="normal" style:text-underline-style="none" officeooo:rsid="00110e5b" style:font-size-asian="11pt" style:font-style-asian="normal" style:font-size-complex="11pt" style:font-style-complex="normal"/>
    </style:style>
    <style:style style:name="T14" style:family="text">
      <style:text-properties style:font-name="Times New Roman" fo:font-size="11pt" fo:font-style="normal" style:text-underline-style="none" officeooo:rsid="0011331b" style:font-size-asian="11pt" style:font-style-asian="normal" style:font-size-complex="11pt" style:font-style-complex="normal"/>
    </style:style>
    <style:style style:name="T15" style:family="text">
      <style:text-properties style:font-name="Times New Roman" fo:font-size="11pt" fo:font-style="normal" style:text-underline-style="none" officeooo:rsid="00124eba" style:font-size-asian="11pt" style:font-style-asian="normal" style:font-size-complex="11pt" style:font-style-complex="normal"/>
    </style:style>
    <style:style style:name="T16" style:family="text">
      <style:text-properties style:font-name="Times New Roman" fo:font-size="11pt" fo:font-style="normal" style:text-underline-style="none" officeooo:rsid="0012bce7" style:font-size-asian="11pt" style:font-style-asian="normal" style:font-size-complex="11pt" style:font-style-complex="normal"/>
    </style:style>
    <style:style style:name="T17" style:family="text">
      <style:text-properties style:font-name="Times New Roman" fo:font-size="11pt" fo:font-style="normal" style:text-underline-style="none" officeooo:rsid="00144444" style:font-size-asian="11pt" style:font-style-asian="normal" style:font-size-complex="11pt" style:font-style-complex="normal"/>
    </style:style>
    <style:style style:name="T18" style:family="text">
      <style:text-properties style:font-name="Times New Roman" fo:font-size="11pt" fo:font-style="normal" style:text-underline-style="none" officeooo:rsid="0015af36" style:font-size-asian="11pt" style:font-style-asian="normal" style:font-size-complex="11pt" style:font-style-complex="normal"/>
    </style:style>
    <style:style style:name="T19" style:family="text">
      <style:text-properties style:font-name="Times New Roman" fo:font-size="11pt" fo:font-style="normal" style:text-underline-style="none" officeooo:rsid="00179ef3" style:font-size-asian="11pt" style:font-style-asian="normal" style:font-size-complex="11pt" style:font-style-complex="normal"/>
    </style:style>
    <style:style style:name="T20" style:family="text">
      <style:text-properties style:font-name="Times New Roman" fo:font-size="11pt" fo:font-style="normal" style:text-underline-style="none" officeooo:rsid="0017e808" style:font-size-asian="11pt" style:font-style-asian="normal" style:font-size-complex="11pt" style:font-style-complex="normal"/>
    </style:style>
    <style:style style:name="T21" style:family="text">
      <style:text-properties style:font-name="Times New Roman" fo:font-size="11pt" fo:font-style="normal" style:text-underline-style="none" officeooo:rsid="0017ee54" style:font-size-asian="11pt" style:font-style-asian="normal" style:font-size-complex="11pt" style:font-style-complex="normal"/>
    </style:style>
    <style:style style:name="T22" style:family="text">
      <style:text-properties style:font-name="Times New Roman" fo:font-size="11pt" fo:font-style="normal" style:text-underline-style="none" officeooo:rsid="001881ce" style:font-size-asian="11pt" style:font-style-asian="normal" style:font-size-complex="11pt" style:font-style-complex="normal"/>
    </style:style>
    <style:style style:name="T23" style:family="text">
      <style:text-properties style:font-name="Times New Roman" fo:font-size="11pt" fo:font-style="normal" style:text-underline-style="none" officeooo:rsid="001a1849" style:font-size-asian="11pt" style:font-style-asian="normal" style:font-size-complex="11pt" style:font-style-complex="normal"/>
    </style:style>
    <style:style style:name="T24" style:family="text">
      <style:text-properties style:font-name="Times New Roman" fo:font-size="11pt" fo:font-style="normal" style:text-underline-style="none" officeooo:rsid="001a50b2" style:font-size-asian="11pt" style:font-style-asian="normal" style:font-size-complex="11pt" style:font-style-complex="normal"/>
    </style:style>
    <style:style style:name="T25" style:family="text">
      <style:text-properties style:font-name="Times New Roman" fo:font-size="11pt" fo:font-style="normal" style:text-underline-style="none" officeooo:rsid="001be9a6" style:font-size-asian="11pt" style:font-style-asian="normal" style:font-size-complex="11pt" style:font-style-complex="normal"/>
    </style:style>
    <style:style style:name="T26" style:family="text">
      <style:text-properties style:font-name="Times New Roman" fo:font-size="11pt" fo:font-style="normal" style:text-underline-style="none" officeooo:rsid="001d5236" style:font-size-asian="11pt" style:font-style-asian="normal" style:font-size-complex="11pt" style:font-style-complex="normal"/>
    </style:style>
    <style:style style:name="T27" style:family="text">
      <style:text-properties style:font-name="Times New Roman" fo:font-size="11pt" fo:font-style="normal" style:text-underline-style="none" officeooo:rsid="0020812f" style:font-size-asian="11pt" style:font-style-asian="normal" style:font-size-complex="11pt" style:font-style-complex="normal"/>
    </style:style>
    <style:style style:name="T28" style:family="text">
      <style:text-properties style:font-name="Times New Roman" fo:font-size="11pt" fo:font-style="normal" style:text-underline-style="none" officeooo:rsid="00216d80" style:font-size-asian="11pt" style:font-style-asian="normal" style:font-size-complex="11pt" style:font-style-complex="normal"/>
    </style:style>
    <style:style style:name="T29" style:family="text">
      <style:text-properties style:font-name="Times New Roman" fo:font-size="11pt" fo:font-style="normal" style:text-underline-style="none" officeooo:rsid="0021f567" style:font-size-asian="11pt" style:font-style-asian="normal" style:font-size-complex="11pt" style:font-style-complex="normal"/>
    </style:style>
    <style:style style:name="T30" style:family="text">
      <style:text-properties style:font-name="Times New Roman" fo:font-size="11pt" fo:font-style="normal" style:text-underline-style="none" officeooo:rsid="0023a9ec" style:font-size-asian="11pt" style:font-style-asian="normal" style:font-size-complex="11pt" style:font-style-complex="normal"/>
    </style:style>
    <style:style style:name="T31" style:family="text">
      <style:text-properties style:font-name="Times New Roman" fo:font-size="11pt" fo:font-style="normal" style:text-underline-style="none" officeooo:rsid="002502cd" style:font-size-asian="11pt" style:font-style-asian="normal" style:font-size-complex="11pt" style:font-style-complex="normal"/>
    </style:style>
    <style:style style:name="T32" style:family="text">
      <style:text-properties style:font-name="Times New Roman" fo:font-size="11pt" fo:font-style="normal" style:text-underline-style="none" officeooo:rsid="0026b617" style:font-size-asian="11pt" style:font-style-asian="normal" style:font-size-complex="11pt" style:font-style-complex="normal"/>
    </style:style>
    <style:style style:name="T33" style:family="text">
      <style:text-properties style:font-name="Times New Roman" fo:font-size="11pt" fo:font-style="normal" style:text-underline-style="none" officeooo:rsid="00277f03" style:font-size-asian="11pt" style:font-style-asian="normal" style:font-size-complex="11pt" style:font-style-complex="normal"/>
    </style:style>
    <style:style style:name="T34" style:family="text">
      <style:text-properties style:font-name="Times New Roman" fo:font-size="11pt" fo:font-style="normal" style:text-underline-style="none" officeooo:rsid="00281b78" style:font-size-asian="11pt" style:font-style-asian="normal" style:font-size-complex="11pt" style:font-style-complex="normal"/>
    </style:style>
    <style:style style:name="T35" style:family="text">
      <style:text-properties style:font-name="Times New Roman" fo:font-size="11pt" fo:font-style="normal" style:text-underline-style="none" officeooo:rsid="0029f0d4" style:font-size-asian="11pt" style:font-style-asian="normal" style:font-size-complex="11pt" style:font-style-complex="normal"/>
    </style:style>
    <style:style style:name="T36" style:family="text">
      <style:text-properties style:font-name="Times New Roman" fo:font-size="11pt" fo:font-style="normal" style:text-underline-style="none" officeooo:rsid="002a934d" style:font-size-asian="11pt" style:font-style-asian="normal" style:font-size-complex="11pt" style:font-style-complex="normal"/>
    </style:style>
    <style:style style:name="T37" style:family="text">
      <style:text-properties style:font-name="Times New Roman" fo:font-size="11pt" fo:font-style="normal" style:text-underline-style="none" officeooo:rsid="002aa6a2" style:font-size-asian="11pt" style:font-style-asian="normal" style:font-size-complex="11pt" style:font-style-complex="normal"/>
    </style:style>
    <style:style style:name="T38" style:family="text">
      <style:text-properties style:font-name="Times New Roman" fo:font-size="11pt" fo:font-style="normal" style:text-underline-style="none" officeooo:rsid="002d36bc" style:font-size-asian="11pt" style:font-style-asian="normal" style:font-size-complex="11pt" style:font-style-complex="normal"/>
    </style:style>
    <style:style style:name="T39" style:family="text">
      <style:text-properties style:font-name="Times New Roman" fo:font-size="11pt" fo:font-style="normal" style:text-underline-style="none" officeooo:rsid="002e9608" style:font-size-asian="11pt" style:font-style-asian="normal" style:font-size-complex="11pt" style:font-style-complex="normal"/>
    </style:style>
    <style:style style:name="T40" style:family="text">
      <style:text-properties style:font-name="Times New Roman" fo:font-size="11pt" fo:font-style="normal" style:text-underline-style="none" officeooo:rsid="002f0cc6" style:font-size-asian="11pt" style:font-style-asian="normal" style:font-size-complex="11pt" style:font-style-complex="normal"/>
    </style:style>
    <style:style style:name="T41" style:family="text">
      <style:text-properties style:font-name="Times New Roman" fo:font-size="11pt" fo:font-style="normal" style:text-underline-style="none" officeooo:rsid="002f3294" style:font-size-asian="11pt" style:font-style-asian="normal" style:font-size-complex="11pt" style:font-style-complex="normal"/>
    </style:style>
    <style:style style:name="T42" style:family="text">
      <style:text-properties style:font-name="Times New Roman" fo:font-size="11pt" fo:font-style="normal" style:text-underline-style="none" officeooo:rsid="0030f120" style:font-size-asian="11pt" style:font-style-asian="normal" style:font-size-complex="11pt" style:font-style-complex="normal"/>
    </style:style>
    <style:style style:name="T43" style:family="text">
      <style:text-properties style:font-name="Times New Roman" fo:font-size="11pt" fo:font-style="normal" style:text-underline-style="none" officeooo:rsid="0034c6c7" style:font-size-asian="11pt" style:font-style-asian="normal" style:font-size-complex="11pt" style:font-style-complex="normal"/>
    </style:style>
    <style:style style:name="T44" style:family="text">
      <style:text-properties style:font-name="Times New Roman" fo:font-size="11pt" fo:font-style="normal" style:text-underline-style="none" officeooo:rsid="003666ea" style:font-size-asian="11pt" style:font-style-asian="normal" style:font-size-complex="11pt" style:font-style-complex="normal"/>
    </style:style>
    <style:style style:name="T45" style:family="text">
      <style:text-properties style:font-name="Times New Roman" fo:font-size="11pt" fo:font-style="normal" style:text-underline-style="none" officeooo:rsid="00366a40" style:font-size-asian="11pt" style:font-style-asian="normal" style:font-size-complex="11pt" style:font-style-complex="normal"/>
    </style:style>
    <style:style style:name="T46" style:family="text">
      <style:text-properties style:font-name="Times New Roman" fo:font-size="11pt" fo:font-style="normal" style:text-underline-style="none" officeooo:rsid="0037f898" style:font-size-asian="11pt" style:font-style-asian="normal" style:font-size-complex="11pt" style:font-style-complex="normal"/>
    </style:style>
    <style:style style:name="T47" style:family="text">
      <style:text-properties style:font-name="Times New Roman" fo:font-size="11pt" fo:font-style="normal" style:text-underline-style="none" officeooo:rsid="00397122" style:font-size-asian="11pt" style:font-style-asian="normal" style:font-size-complex="11pt" style:font-style-complex="normal"/>
    </style:style>
    <style:style style:name="T48" style:family="text">
      <style:text-properties style:font-name="Times New Roman" fo:font-size="11pt" fo:font-style="normal" style:text-underline-style="none" officeooo:rsid="0039b4cf" style:font-size-asian="11pt" style:font-style-asian="normal" style:font-size-complex="11pt" style:font-style-complex="normal"/>
    </style:style>
    <style:style style:name="T49" style:family="text">
      <style:text-properties style:font-name="Times New Roman" fo:font-size="11pt" fo:font-style="normal" style:text-underline-style="none" officeooo:rsid="003a124d" style:font-size-asian="11pt" style:font-style-asian="normal" style:font-size-complex="11pt" style:font-style-complex="normal"/>
    </style:style>
    <style:style style:name="T50" style:family="text">
      <style:text-properties style:font-name="Times New Roman" fo:font-size="11pt" fo:font-style="normal" style:text-underline-style="none" officeooo:rsid="003ad34d" style:font-size-asian="11pt" style:font-style-asian="normal" style:font-size-complex="11pt" style:font-style-complex="normal"/>
    </style:style>
    <style:style style:name="T51" style:family="text">
      <style:text-properties style:font-name="Times New Roman" fo:font-size="11pt" fo:font-style="normal" style:text-underline-style="none" officeooo:rsid="003c7b37" style:font-size-asian="11pt" style:font-style-asian="normal" style:font-size-complex="11pt" style:font-style-complex="normal"/>
    </style:style>
    <style:style style:name="T52" style:family="text">
      <style:text-properties style:font-name="Times New Roman" fo:font-size="11pt" fo:font-style="normal" style:text-underline-style="none" officeooo:rsid="003e38ed" style:font-size-asian="11pt" style:font-style-asian="normal" style:font-size-complex="11pt" style:font-style-complex="normal"/>
    </style:style>
    <style:style style:name="T53" style:family="text">
      <style:text-properties style:font-name="Times New Roman" fo:font-size="11pt" fo:font-style="normal" style:text-underline-style="none" officeooo:rsid="003f18b9" style:font-size-asian="11pt" style:font-style-asian="normal" style:font-size-complex="11pt" style:font-style-complex="normal"/>
    </style:style>
    <style:style style:name="T54" style:family="text">
      <style:text-properties style:font-name="Times New Roman" fo:font-size="11pt" fo:font-style="normal" style:text-underline-style="none" officeooo:rsid="00406a29" style:font-size-asian="11pt" style:font-style-asian="normal" style:font-size-complex="11pt" style:font-style-complex="normal"/>
    </style:style>
    <style:style style:name="T55" style:family="text">
      <style:text-properties style:font-name="Times New Roman" fo:font-size="11pt" fo:font-style="normal" style:text-underline-style="none" officeooo:rsid="00422ef9" style:font-size-asian="11pt" style:font-style-asian="normal" style:font-size-complex="11pt" style:font-style-complex="normal"/>
    </style:style>
    <style:style style:name="T56" style:family="text">
      <style:text-properties style:font-name="Times New Roman" fo:font-size="11pt" fo:font-style="normal" style:text-underline-style="none" officeooo:rsid="00438847" style:font-size-asian="11pt" style:font-style-asian="normal" style:font-size-complex="11pt" style:font-style-complex="normal"/>
    </style:style>
    <style:style style:name="T57" style:family="text">
      <style:text-properties style:font-name="Times New Roman" fo:font-size="11pt" fo:font-style="normal" style:text-underline-style="none" officeooo:rsid="00456ef7" style:font-size-asian="11pt" style:font-style-asian="normal" style:font-size-complex="11pt" style:font-style-complex="normal"/>
    </style:style>
    <style:style style:name="T58" style:family="text">
      <style:text-properties style:font-name="Times New Roman" fo:font-size="11pt" fo:font-style="normal" style:text-underline-style="none" officeooo:rsid="0047aaa2" style:font-size-asian="11pt" style:font-style-asian="normal" style:font-size-complex="11pt" style:font-style-complex="normal"/>
    </style:style>
    <style:style style:name="T59" style:family="text">
      <style:text-properties style:font-name="Times New Roman" fo:font-size="11pt" fo:font-style="normal" style:text-underline-style="none" officeooo:rsid="00499356" style:font-size-asian="11pt" style:font-style-asian="normal" style:font-size-complex="11pt" style:font-style-complex="normal"/>
    </style:style>
    <style:style style:name="T60" style:family="text">
      <style:text-properties style:font-name="Times New Roman" fo:font-size="11pt" fo:font-style="normal" style:text-underline-style="none" officeooo:rsid="004a0ffc" style:font-size-asian="11pt" style:font-style-asian="normal" style:font-size-complex="11pt" style:font-style-complex="normal"/>
    </style:style>
    <style:style style:name="T61" style:family="text">
      <style:text-properties style:font-name="Times New Roman" fo:font-size="11pt" fo:font-style="normal" style:text-underline-style="none" officeooo:rsid="004c1c04" style:font-size-asian="11pt" style:font-style-asian="normal" style:font-size-complex="11pt" style:font-style-complex="normal"/>
    </style:style>
    <style:style style:name="T62" style:family="text">
      <style:text-properties style:font-name="Times New Roman" fo:font-size="11pt" fo:font-style="normal" style:text-underline-style="none" officeooo:rsid="004c8838" style:font-size-asian="11pt" style:font-style-asian="normal" style:font-size-complex="11pt" style:font-style-complex="normal"/>
    </style:style>
    <style:style style:name="T63" style:family="text">
      <style:text-properties style:font-name="Times New Roman" fo:font-size="11pt" fo:font-style="normal" style:text-underline-style="none" officeooo:rsid="004cf84f" style:font-size-asian="11pt" style:font-style-asian="normal" style:font-size-complex="11pt" style:font-style-complex="normal"/>
    </style:style>
    <style:style style:name="T64" style:family="text">
      <style:text-properties style:font-name="Times New Roman" fo:font-size="11pt" fo:font-style="normal" style:text-underline-style="none" officeooo:rsid="004e39a6" style:font-size-asian="11pt" style:font-style-asian="normal" style:font-size-complex="11pt" style:font-style-complex="normal"/>
    </style:style>
    <style:style style:name="T65" style:family="text">
      <style:text-properties style:font-name="Times New Roman" fo:font-size="11pt" fo:font-style="normal" style:text-underline-style="none" officeooo:rsid="004f2890" style:font-size-asian="11pt" style:font-style-asian="normal" style:font-size-complex="11pt" style:font-style-complex="normal"/>
    </style:style>
    <style:style style:name="T66" style:family="text">
      <style:text-properties style:font-name="Times New Roman" fo:font-size="11pt" fo:font-style="normal" style:text-underline-style="none" officeooo:rsid="0051158f" style:font-size-asian="11pt" style:font-style-asian="normal" style:font-size-complex="11pt" style:font-style-complex="normal"/>
    </style:style>
    <style:style style:name="T67" style:family="text">
      <style:text-properties style:font-name="Times New Roman" fo:font-size="11pt" fo:font-style="normal" style:text-underline-style="none" officeooo:rsid="00561749" style:font-size-asian="11pt" style:font-style-asian="normal" style:font-size-complex="11pt" style:font-style-complex="normal"/>
    </style:style>
    <style:style style:name="T68" style:family="text">
      <style:text-properties style:font-name="Times New Roman" fo:font-size="11pt" fo:font-style="normal" style:text-underline-style="none" officeooo:rsid="005937de" style:font-size-asian="11pt" style:font-style-asian="normal" style:font-size-complex="11pt" style:font-style-complex="normal"/>
    </style:style>
    <style:style style:name="T69" style:family="text">
      <style:text-properties style:font-name="Times New Roman" fo:font-size="11pt" fo:font-style="normal" style:text-underline-style="none" officeooo:rsid="005c46df" style:font-size-asian="11pt" style:font-style-asian="normal" style:font-size-complex="11pt" style:font-style-complex="normal"/>
    </style:style>
    <style:style style:name="T70" style:family="text">
      <style:text-properties style:font-name="Times New Roman" fo:font-size="11pt" fo:font-style="normal" style:text-underline-style="none" officeooo:rsid="005d9b6a" style:font-size-asian="11pt" style:font-style-asian="normal" style:font-size-complex="11pt" style:font-style-complex="normal"/>
    </style:style>
    <style:style style:name="T71" style:family="text">
      <style:text-properties style:font-name="Times New Roman" fo:font-size="11pt" fo:font-style="normal" style:text-underline-style="none" officeooo:rsid="005f03b3" style:font-size-asian="11pt" style:font-style-asian="normal" style:font-size-complex="11pt" style:font-style-complex="normal"/>
    </style:style>
    <style:style style:name="T72" style:family="text">
      <style:text-properties style:font-name="Times New Roman" fo:font-size="11pt" fo:font-style="normal" style:text-underline-style="none" officeooo:rsid="005f5284" style:font-size-asian="11pt" style:font-style-asian="normal" style:font-size-complex="11pt" style:font-style-complex="normal"/>
    </style:style>
    <style:style style:name="T73" style:family="text">
      <style:text-properties style:font-name="Times New Roman" fo:font-size="11pt" fo:font-style="normal" style:text-underline-style="none" officeooo:rsid="005fbd1d" style:font-size-asian="11pt" style:font-style-asian="normal" style:font-size-complex="11pt" style:font-style-complex="normal"/>
    </style:style>
    <style:style style:name="T74" style:family="text">
      <style:text-properties style:font-name="Times New Roman" fo:font-size="11pt" fo:font-style="normal" style:text-underline-style="none" officeooo:rsid="006135d5" style:font-size-asian="11pt" style:font-style-asian="normal" style:font-size-complex="11pt" style:font-style-complex="normal"/>
    </style:style>
    <style:style style:name="T75" style:family="text">
      <style:text-properties style:font-name="Times New Roman" fo:font-size="11pt" fo:font-style="normal" style:text-underline-style="none" officeooo:rsid="0062a6b8" style:font-size-asian="11pt" style:font-style-asian="normal" style:font-size-complex="11pt" style:font-style-complex="normal"/>
    </style:style>
    <style:style style:name="T76" style:family="text">
      <style:text-properties style:font-name="Times New Roman" fo:font-size="11pt" fo:font-style="normal" style:text-underline-style="none" officeooo:rsid="00647f12" style:font-size-asian="11pt" style:font-style-asian="normal" style:font-size-complex="11pt" style:font-style-complex="normal"/>
    </style:style>
    <style:style style:name="T77" style:family="text">
      <style:text-properties style:font-name="Times New Roman" fo:font-size="11pt" fo:font-style="normal" style:text-underline-style="none" officeooo:rsid="0068a514" style:font-size-asian="11pt" style:font-style-asian="normal" style:font-size-complex="11pt" style:font-style-complex="normal"/>
    </style:style>
    <style:style style:name="T78" style:family="text">
      <style:text-properties style:font-name="Times New Roman" fo:font-size="11pt" fo:font-style="normal" style:text-underline-style="none" officeooo:rsid="0068c7c3" style:font-size-asian="11pt" style:font-style-asian="normal" style:font-size-complex="11pt" style:font-style-complex="normal"/>
    </style:style>
    <style:style style:name="T79" style:family="text">
      <style:text-properties style:font-name="Times New Roman" fo:font-size="11pt" fo:font-style="normal" style:text-underline-style="none" officeooo:rsid="006a9cf6" style:font-size-asian="11pt" style:font-style-asian="normal" style:font-size-complex="11pt" style:font-style-complex="normal"/>
    </style:style>
    <style:style style:name="T80" style:family="text">
      <style:text-properties style:font-name="Times New Roman" fo:font-size="11pt" fo:font-style="normal" style:text-underline-style="none" officeooo:rsid="006ba30b" style:font-size-asian="11pt" style:font-style-asian="normal" style:font-size-complex="11pt" style:font-style-complex="normal"/>
    </style:style>
    <style:style style:name="T81" style:family="text">
      <style:text-properties style:font-name="Times New Roman" fo:font-size="11pt" fo:font-style="normal" style:text-underline-style="none" officeooo:rsid="006bdaf7" style:font-size-asian="11pt" style:font-style-asian="normal" style:font-size-complex="11pt" style:font-style-complex="normal"/>
    </style:style>
    <style:style style:name="T82" style:family="text">
      <style:text-properties style:font-name="Times New Roman" fo:font-size="11pt" fo:font-style="normal" style:text-underline-style="none" officeooo:rsid="006e4c70" style:font-size-asian="11pt" style:font-style-asian="normal" style:font-size-complex="11pt" style:font-style-complex="normal"/>
    </style:style>
    <style:style style:name="T83" style:family="text">
      <style:text-properties style:font-name="Times New Roman" fo:font-size="11pt" fo:font-style="normal" style:text-underline-style="none" officeooo:rsid="006ecd3c" style:font-size-asian="11pt" style:font-style-asian="normal" style:font-size-complex="11pt" style:font-style-complex="normal"/>
    </style:style>
    <style:style style:name="T84" style:family="text">
      <style:text-properties style:font-name="Times New Roman" fo:font-size="11pt" fo:font-style="normal" style:text-underline-style="none" officeooo:rsid="006f7fd8" style:font-size-asian="11pt" style:font-style-asian="normal" style:font-size-complex="11pt" style:font-style-complex="normal"/>
    </style:style>
    <style:style style:name="T85" style:family="text">
      <style:text-properties style:font-name="Times New Roman" fo:font-size="11pt" fo:font-style="normal" style:text-underline-style="none" officeooo:rsid="00710c65" style:font-size-asian="11pt" style:font-style-asian="normal" style:font-size-complex="11pt" style:font-style-complex="normal"/>
    </style:style>
    <style:style style:name="T86" style:family="text">
      <style:text-properties style:font-name="Times New Roman" fo:font-size="11pt" fo:font-style="normal" style:text-underline-style="none" officeooo:rsid="00733e15" style:font-size-asian="11pt" style:font-style-asian="normal" style:font-size-complex="11pt" style:font-style-complex="normal"/>
    </style:style>
    <style:style style:name="T87" style:family="text">
      <style:text-properties style:font-name="Times New Roman" fo:font-size="11pt" fo:font-style="normal" style:text-underline-style="none" officeooo:rsid="00770d61" style:font-size-asian="11pt" style:font-style-asian="normal" style:font-size-complex="11pt" style:font-style-complex="normal"/>
    </style:style>
    <style:style style:name="T88" style:family="text">
      <style:text-properties style:font-name="Times New Roman" fo:font-size="11pt" fo:font-style="normal" style:text-underline-style="none" officeooo:rsid="00772e26" style:font-size-asian="11pt" style:font-style-asian="normal" style:font-size-complex="11pt" style:font-style-complex="normal"/>
    </style:style>
    <style:style style:name="T89" style:family="text">
      <style:text-properties style:font-name="Times New Roman" fo:font-size="11pt" fo:font-style="normal" style:text-underline-style="none" officeooo:rsid="0078caea" style:font-size-asian="11pt" style:font-style-asian="normal" style:font-size-complex="11pt" style:font-style-complex="normal"/>
    </style:style>
    <style:style style:name="T90" style:family="text">
      <style:text-properties style:font-name="Times New Roman" fo:font-size="11pt" fo:font-style="normal" style:text-underline-style="none" officeooo:rsid="0079e4b6" style:font-size-asian="11pt" style:font-style-asian="normal" style:font-size-complex="11pt" style:font-style-complex="normal"/>
    </style:style>
    <style:style style:name="T91" style:family="text">
      <style:text-properties style:font-name="Times New Roman" fo:font-size="11pt" fo:font-style="normal" style:text-underline-style="none" officeooo:rsid="007d96e8" style:font-size-asian="11pt" style:font-style-asian="normal" style:font-size-complex="11pt" style:font-style-complex="normal"/>
    </style:style>
    <style:style style:name="T92" style:family="text">
      <style:text-properties style:font-name="Times New Roman" fo:font-size="11pt" fo:font-style="normal" style:text-underline-style="none" officeooo:rsid="0082d8f8" style:font-size-asian="11pt" style:font-style-asian="normal" style:font-size-complex="11pt" style:font-style-complex="normal"/>
    </style:style>
    <style:style style:name="T93" style:family="text">
      <style:text-properties style:font-name="Times New Roman" fo:font-size="11pt" fo:font-style="normal" style:text-underline-style="none" officeooo:rsid="008323c8" style:font-size-asian="11pt" style:font-style-asian="normal" style:font-size-complex="11pt" style:font-style-complex="normal"/>
    </style:style>
    <style:style style:name="T94" style:family="text">
      <style:text-properties style:font-name="Times New Roman" fo:font-size="11pt" fo:font-style="normal" style:text-underline-style="none" officeooo:rsid="00844e3e" style:font-size-asian="11pt" style:font-style-asian="normal" style:font-size-complex="11pt" style:font-style-complex="normal"/>
    </style:style>
    <style:style style:name="T95" style:family="text">
      <style:text-properties style:font-name="Times New Roman" fo:font-size="11pt" fo:font-style="normal" style:text-underline-style="none" officeooo:rsid="0084e09c" style:font-size-asian="11pt" style:font-style-asian="normal" style:font-size-complex="11pt" style:font-style-complex="normal"/>
    </style:style>
    <style:style style:name="T96" style:family="text">
      <style:text-properties style:font-name="Times New Roman" fo:font-size="11pt" fo:font-style="normal" style:text-underline-style="none" officeooo:rsid="008693c5" style:font-size-asian="11pt" style:font-style-asian="normal" style:font-size-complex="11pt" style:font-style-complex="normal"/>
    </style:style>
    <style:style style:name="T97" style:family="text">
      <style:text-properties style:font-name="Times New Roman" fo:font-size="11pt" fo:font-style="normal" style:text-underline-style="none" officeooo:rsid="008a0547" style:font-size-asian="11pt" style:font-style-asian="normal" style:font-size-complex="11pt" style:font-style-complex="normal"/>
    </style:style>
    <style:style style:name="T98" style:family="text">
      <style:text-properties style:font-name="Times New Roman" fo:font-size="11pt" fo:font-style="normal" style:text-underline-style="none" officeooo:rsid="008a8c18" style:font-size-asian="11pt" style:font-style-asian="normal" style:font-size-complex="11pt" style:font-style-complex="normal"/>
    </style:style>
    <style:style style:name="T99" style:family="text">
      <style:text-properties style:font-name="Times New Roman" fo:font-size="11pt" fo:font-style="normal" style:text-underline-style="none" officeooo:rsid="008b5087" style:font-size-asian="11pt" style:font-style-asian="normal" style:font-size-complex="11pt" style:font-style-complex="normal"/>
    </style:style>
    <style:style style:name="T100" style:family="text">
      <style:text-properties style:font-name="Times New Roman" fo:font-size="11pt" fo:font-style="normal" style:text-underline-style="none" officeooo:rsid="008c341b" style:font-size-asian="11pt" style:font-style-asian="normal" style:font-size-complex="11pt" style:font-style-complex="normal"/>
    </style:style>
    <style:style style:name="T101" style:family="text">
      <style:text-properties style:font-name="Times New Roman" fo:font-size="11pt" fo:font-style="normal" style:text-underline-style="none" officeooo:rsid="008c9332" style:font-size-asian="11pt" style:font-style-asian="normal" style:font-size-complex="11pt" style:font-style-complex="normal"/>
    </style:style>
    <style:style style:name="T102" style:family="text">
      <style:text-properties style:font-name="Times New Roman" fo:font-size="11pt" fo:font-style="normal" style:text-underline-style="none" officeooo:rsid="008dbf36" style:font-size-asian="11pt" style:font-style-asian="normal" style:font-size-complex="11pt" style:font-style-complex="normal"/>
    </style:style>
    <style:style style:name="T103" style:family="text">
      <style:text-properties style:font-name="Times New Roman" fo:font-size="11pt" fo:font-style="normal" style:text-underline-style="none" officeooo:rsid="008dd6e3" style:font-size-asian="11pt" style:font-style-asian="normal" style:font-size-complex="11pt" style:font-style-complex="normal"/>
    </style:style>
    <style:style style:name="T104" style:family="text">
      <style:text-properties style:font-name="Times New Roman" fo:font-size="11pt" fo:font-style="normal" style:text-underline-style="none" officeooo:rsid="008f817a" style:font-size-asian="11pt" style:font-style-asian="normal" style:font-size-complex="11pt" style:font-style-complex="normal"/>
    </style:style>
    <style:style style:name="T105" style:family="text">
      <style:text-properties style:font-name="Times New Roman" fo:font-size="11pt" fo:font-style="normal" style:text-underline-style="none" officeooo:rsid="00916708" style:font-size-asian="11pt" style:font-style-asian="normal" style:font-size-complex="11pt" style:font-style-complex="normal"/>
    </style:style>
    <style:style style:name="T106" style:family="text">
      <style:text-properties style:font-name="Times New Roman" fo:font-size="11pt" fo:font-style="normal" style:text-underline-style="none" officeooo:rsid="009349d3" style:font-size-asian="11pt" style:font-style-asian="normal" style:font-size-complex="11pt" style:font-style-complex="normal"/>
    </style:style>
    <style:style style:name="T107" style:family="text">
      <style:text-properties style:font-name="Times New Roman" fo:font-size="11pt" fo:font-style="normal" style:text-underline-style="solid" style:text-underline-width="auto" style:text-underline-color="font-color" style:font-size-asian="11pt" style:font-style-asian="normal" style:font-size-complex="11pt" style:font-style-complex="normal"/>
    </style:style>
    <style:style style:name="T108" style:family="text">
      <style:text-properties style:font-name="Times New Roman" fo:font-size="11pt" fo:font-style="normal" style:text-underline-style="solid" style:text-underline-width="auto" style:text-underline-color="font-color" officeooo:rsid="00216d80" style:font-size-asian="11pt" style:font-style-asian="normal" style:font-size-complex="11pt" style:font-style-complex="normal"/>
    </style:style>
    <style:style style:name="T109" style:family="text">
      <style:text-properties style:font-name="Times New Roman" fo:font-size="11pt" fo:font-style="normal" style:text-underline-style="solid" style:text-underline-width="auto" style:text-underline-color="font-color" officeooo:rsid="003a124d" style:font-size-asian="11pt" style:font-style-asian="normal" style:font-size-complex="11pt" style:font-style-complex="normal"/>
    </style:style>
    <style:style style:name="T110" style:family="text">
      <style:text-properties style:font-name="Times New Roman" fo:font-size="11pt" fo:font-style="normal" style:text-underline-style="solid" style:text-underline-width="auto" style:text-underline-color="font-color" officeooo:rsid="008a0547" style:font-size-asian="11pt" style:font-style-asian="normal" style:font-size-complex="11pt" style:font-style-complex="normal"/>
    </style:style>
    <style:style style:name="T111" style:family="text">
      <style:text-properties style:font-name="Times New Roman" fo:font-size="11pt" fo:font-style="italic" style:text-underline-style="none" officeooo:rsid="0026b617" style:font-size-asian="11pt" style:font-style-asian="normal" style:font-size-complex="11pt" style:font-style-complex="normal"/>
    </style:style>
    <style:style style:name="T112" style:family="text">
      <style:text-properties style:font-name="Times New Roman" fo:font-size="11pt" fo:font-style="italic" style:text-underline-style="none" officeooo:rsid="00438847" style:font-size-asian="11pt" style:font-style-asian="normal" style:font-size-complex="11pt" style:font-style-complex="normal"/>
    </style:style>
    <style:style style:name="T113" style:family="text">
      <style:text-properties style:text-underline-style="solid" style:text-underline-width="auto" style:text-underline-color="font-color"/>
    </style:style>
    <style:style style:name="T114" style:family="text">
      <style:text-properties fo:font-style="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Emphasis"><text:span text:style-name="T24"><text:tab/></text:span></text:span><text:span text:style-name="Emphasis"><text:span text:style-name="T25">Si on reprend les deux textes on constate bien la différence idéologique entre eux </text:span></text:span><text:span text:style-name="Emphasis"><text:span text:style-name="T67">deux</text:span></text:span><text:span text:style-name="Emphasis"><text:span text:style-name="T25">. Si le premier est toujours nationaliste, tend à conserver cette union sacrée cré</text:span></text:span><text:span text:style-name="Emphasis"><text:span text:style-name="T55">ée</text:span></text:span><text:span text:style-name="Emphasis"><text:span text:style-name="T25"> pendant la </text:span></text:span><text:span text:style-name="Emphasis"><text:span text:style-name="T94">G</text:span></text:span><text:span text:style-name="Emphasis"><text:span text:style-name="T25">rande guerre, </text:span></text:span><text:span text:style-name="Emphasis"><text:span text:style-name="T26">célébrer la patrie victorieuse face à la barbarie allemande</text:span></text:span><text:span text:style-name="Emphasis"><text:span text:style-name="T25">, le second lui </text:span></text:span><text:span text:style-name="Emphasis"><text:span text:style-name="T26">est beaucoup plus marqué idéologiquement comme défavorable à cette guerre et de portée internationaliste. Il n’est ici pas question de France, d’honneur, de patrie ou quoi que ce soit d’autre. Il est uniquement question de la souffrance des hommes, des ravages de la guerre, de ses profiteurs, et ses victimes.</text:span></text:span></text:p>
      <text:p text:style-name="P11"/>
      <text:p text:style-name="P13"><text:span text:style-name="T1"><text:tab/>Dans </text:span><text:bookmark text:name="docTitle"/><text:span text:style-name="T1">« </text:span><text:span text:style-name="Emphasis"><text:span text:style-name="T107">Le passé d’une illusion </text:span></text:span><text:span text:style-name="Emphasis"><text:span text:style-name="T2">» </text:span></text:span><text:span text:style-name="Emphasis"><text:span text:style-name="T4">François Furet écrit : « Plus un évènement est lourd de conséquence</text:span></text:span><text:span text:style-name="Emphasis"><text:span text:style-name="T94">s</text:span></text:span><text:span text:style-name="Emphasis"><text:span text:style-name="T4">, moins il est possible de le penser par ses causes ». </text:span></text:span><text:span text:style-name="Emphasis"><text:span text:style-name="T5">Cette maxime a été totalement transposé à la première guerre mondiale où on ne parle que rarement du pourquoi de la guerre. </text:span></text:span><text:span text:style-name="Emphasis"><text:span text:style-name="T68">On </text:span></text:span><text:span text:style-name="Emphasis"><text:span text:style-name="T69">en a ici une parfaite illustration dans le premier paragraphe du premier texte, il ne sera question ici que du constat, pas de la cause. Et quand on évoquera cette cause elle ne saurait jamais être autre chose que « l’Allemagne impérialiste, pangermaniste et militariste ». </text:span></text:span><text:span text:style-name="Emphasis"><text:span text:style-name="T5">Certes on met en ava</text:span></text:span><text:span text:style-name="Emphasis"><text:span text:style-name="T6">nt </text:span></text:span><text:span text:style-name="Emphasis"><text:span text:style-name="T5">l’assassinat de l’archiduc François Ferdinand, mais il n’est pas la source originelle de la grande guerre </text:span></text:span><text:span text:style-name="Emphasis"><text:span text:style-name="T6">plutôt son déclencheur. </text:span></text:span><text:span text:style-name="Emphasis"><text:span text:style-name="T7">Cett</text:span></text:span><text:span text:style-name="Emphasis"><text:span text:style-name="T8">e guerre trouve son origine tout autant dans la lutte des impérialismes européens que dans la lutte des classes, </text:span></text:span><text:span text:style-name="Emphasis"><text:span text:style-name="T9">raisons trop souvent oubliés au profit de la défense de la patrie </text:span></text:span><text:span text:style-name="Emphasis"><text:span text:style-name="T70">pacifique face à l’agresseur germain, </text:span></text:span><text:span text:style-name="Emphasis"><text:span text:style-name="T9"><text:s/>qui serait la raison du martyr de millions d’hommes.</text:span></text:span></text:p>
      <text:p text:style-name="P1"><text:span text:style-name="Emphasis"><text:span text:style-name="T9"/></text:span></text:p>
      <text:p text:style-name="P1"><text:span text:style-name="Emphasis"><text:span text:style-name="T7"><text:tab/>L</text:span></text:span><text:span text:style-name="Emphasis"><text:span text:style-name="T10">a question du colonialisme est primordial</text:span></text:span><text:span text:style-name="Emphasis"><text:span text:style-name="T95">e</text:span></text:span><text:span text:style-name="Emphasis"><text:span text:style-name="T10"> pour penser les causes de la guerre, </text:span></text:span><text:span text:style-name="Emphasis"><text:span text:style-name="T71">à cette ép</text:span></text:span><text:span text:style-name="Emphasis"><text:span text:style-name="T72">oque </text:span></text:span><text:span text:style-name="Emphasis"><text:span text:style-name="T3">la France et le Royaume-Uni</text:span></text:span><text:span text:style-name="Emphasis"><text:span text:style-name="T11"> sont depuis longtemps investis</text:span></text:span><text:span text:style-name="Emphasis"><text:span text:style-name="T12"> et ont pris de l’avance sur le géant naissant du continent, l’Allemagne. </text:span></text:span><text:span text:style-name="Emphasis"><text:span text:style-name="T21">Le colonialisme permet des débouchés à la production des pays et un approvisionnement en matière</text:span></text:span><text:span text:style-name="Emphasis"><text:span text:style-name="T95">s</text:span></text:span><text:span text:style-name="Emphasis"><text:span text:style-name="T21"> première</text:span></text:span><text:span text:style-name="Emphasis"><text:span text:style-name="T95">s</text:span></text:span><text:span text:style-name="Emphasis"><text:span text:style-name="T21"> abondante à moindre</text:span></text:span><text:span text:style-name="Emphasis"><text:span text:style-name="T95">s</text:span></text:span><text:span text:style-name="Emphasis"><text:span text:style-name="T21"> coûts </text:span></text:span><text:span text:style-name="Emphasis"><text:span text:style-name="T73">tout</text:span></text:span><text:span text:style-name="Emphasis"><text:span text:style-name="T22"> en priv</text:span></text:span><text:span text:style-name="Emphasis"><text:span text:style-name="T73">ant</text:span></text:span><text:span text:style-name="Emphasis"><text:span text:style-name="T22"> dans un même temps les autres États </text:span></text:span><text:span text:style-name="Emphasis"><text:span text:style-name="T74">concurrents</text:span></text:span><text:span text:style-name="Emphasis"><text:span text:style-name="T22">.</text:span></text:span><text:span text:style-name="Emphasis"><text:span text:style-name="T12"> </text:span></text:span><text:span text:style-name="Emphasis"><text:span text:style-name="T13">Si dans un premier temps l’Allemagne ne s’investit pas dans l’aventure coloniale, e</text:span></text:span><text:span text:style-name="Emphasis"><text:span text:style-name="T14">t Bismarck encourage même la France dans ses efforts afin de la distraire d’une revanche, tout changera sous l’influence des industrieux et militaire</text:span></text:span><text:span text:style-name="Emphasis"><text:span text:style-name="T75">s</text:span></text:span><text:span text:style-name="Emphasis"><text:span text:style-name="T14"> allemands. L’</text:span></text:span><text:span text:style-name="Emphasis"><text:span text:style-name="T15">Allemagne prendra pied en Afrique e</text:span></text:span><text:span text:style-name="Emphasis"><text:span text:style-name="T16">t demandera sa part, elle organisera en 1885 la conférence de Berlin ayant comme sujet les règles du partage colonial de l’Afrique</text:span></text:span><text:span text:style-name="Emphasis"><text:span text:style-name="T15">. C</text:span></text:span><text:span text:style-name="Emphasis"><text:span text:style-name="T16">ette politique de lancement coloniale germanique sera d’autant plus encouragée </text:span></text:span><text:span text:style-name="Emphasis"><text:span text:style-name="T17">suite au limogeage de Bismarck par Guillaume II et le lancement de sa « Weltpolitik ». </text:span></text:span><text:span text:style-name="Emphasis"><text:span text:style-name="T18">Son développement industriel, commercial, militaire, financier et son capitalisme agressif gagnant de nouvelles part</text:span></text:span><text:span text:style-name="Emphasis"><text:span text:style-name="T95">s</text:span></text:span><text:span text:style-name="Emphasis"><text:span text:style-name="T18"> de marché rentre de plus en plus </text:span></text:span><text:span text:style-name="Emphasis"><text:span text:style-name="T76">en contradiction</text:span></text:span><text:span text:style-name="Emphasis"><text:span text:style-name="T18"> avec les intérêts de la France, du Royaume-Uni, de la Russie et même du Japon en Chine. </text:span></text:span></text:p>
      <text:p text:style-name="P2"><text:span text:style-name="Emphasis"><text:span text:style-name="T19">Cette opposition entre les États impérialistes est bien visible, les crises que ce soient celles télégramme de Krüger, de Fachoda, la rivalité russo-japonaise en Chine, ou bien les deux crises marocaines montrent toutes que la guerre n’est jamais bien loin. </text:span></text:span><text:span text:style-name="Emphasis"><text:span text:style-name="T20">Les deux ennemis héréditaires que sont la France et le Royaume-Uni vont finalement s’entendre et signer une entente, le but </text:span></text:span><text:span text:style-name="Emphasis"><text:span text:style-name="T105">de </text:span></text:span><text:span text:style-name="Emphasis"><text:span text:style-name="T20">cet</text:span></text:span><text:span text:style-name="Emphasis"><text:span text:style-name="T95">te</text:span></text:span><text:span text:style-name="Emphasis"><text:span text:style-name="T20"> entente pour le Royaume-Uni est clair</text:span></text:span><text:span text:style-name="Emphasis"><text:span text:style-name="T95">e</text:span></text:span><text:span text:style-name="Emphasis"><text:span text:style-name="T20">, mettre un point d’arrêt à l’extension maritime allemande qui menace l’hégémonie britannique sur les mers, le Royaume-Uni ne disposant pas d’une grande armée pourra compter sur la France, elle-même alliée à la Russie, pour faire office de chaire à canon sur le front. </text:span></text:span><text:span text:style-name="Emphasis"><text:span text:style-name="T23">Une guerre aurait aussi le grand avantage de priver l’Allemagne des champs de pétrole de l’actuel Irak, </text:span></text:span><text:span text:style-name="Emphasis"><text:span text:style-name="T24">et de permettre aux Britannique</text:span></text:span><text:span text:style-name="Emphasis"><text:span text:style-name="T27">s </text:span></text:span><text:span text:style-name="Emphasis"><text:span text:style-name="T24">de pouvoir se projeter encore plus loin que le Koweït.<text:line-break/></text:span></text:span></text:p>
      <text:p text:style-name="P2"><text:span text:style-name="Emphasis"><text:span text:style-name="T6"><text:tab/></text:span></text:span><text:span text:style-name="Emphasis"><text:span text:style-name="T27">La question de </text:span></text:span><text:span text:style-name="Emphasis"><text:span text:style-name="T29">la </text:span></text:span><text:span text:style-name="Emphasis"><text:span text:style-name="T27">lutte des classes est ici tout autant essentiel</text:span></text:span><text:span text:style-name="Emphasis"><text:span text:style-name="T29">le</text:span></text:span><text:span text:style-name="Emphasis"><text:span text:style-name="T27"> que celle du colonialisme. Tout comme l’impérialisme, la lutte des classes est fille du capitalisme. </text:span></text:span><text:span text:style-name="Emphasis"><text:span text:style-name="T28">Jacques Pauwels tient à montrer le lien entre la guerre et la situation social</text:span></text:span><text:span text:style-name="Emphasis"><text:span text:style-name="T77">e</text:span></text:span><text:span text:style-name="Emphasis"><text:span text:style-name="T28"> de l’Europe dans son ouvrage </text:span></text:span><text:span text:style-name="Emphasis"><text:span text:style-name="T108">La Grande Guerre des Classes</text:span></text:span><text:span text:style-name="Emphasis"><text:span text:style-name="T28">. </text:span></text:span><text:span text:style-name="Emphasis"><text:span text:style-name="T30">Au début du XXème siècle les masses populaires sont organisées en syndicats et en partis socialistes, en France les socialistes raflent plus de sièges à chaque élection législative. </text:span></text:span><text:span text:style-name="Emphasis"><text:span text:style-name="T31">Les masses sont politisées partout en Europe et réclame</text:span></text:span><text:span text:style-name="Emphasis"><text:span text:style-name="T95">nt</text:span></text:span><text:span text:style-name="Emphasis"><text:span text:style-name="T31"> plus de démocratisation </text:span></text:span><text:span text:style-name="Emphasis"><text:span text:style-name="T78">et de justice sociale</text:span></text:span><text:span text:style-name="Emphasis"><text:span text:style-name="T31">, comme en France où Caillaux fit l’erreur de promouvoir l’impôt sur le revenu au grand dam</text:span></text:span><text:span text:style-name="Emphasis"><text:span text:style-name="T95"> de</text:span></text:span><text:span text:style-name="Emphasis"><text:span text:style-name="T31"> la bourgeoisie qui sous couvert de dépecer l’empire français lors des négociations de la crise d’Agadir le démettr</text:span></text:span><text:span text:style-name="Emphasis"><text:span text:style-name="T95">a</text:span></text:span><text:span text:style-name="Emphasis"><text:span text:style-name="T31"> de ses fonctions. </text:span></text:span><text:span text:style-name="Emphasis"><text:span text:style-name="T32">De plus les mouvements socialistes ne veulent pas la guerre, Jaurès disait : </text:span></text:span><text:span text:style-name="Emphasis"><text:span text:style-name="T111"><text:s/>« Toujours votre société violente et chaotique, même quand elle veut la paix, même quand est à l’état d’apparent repos, porte en elle la guerre, comme une nuée dormante porte l’orage. Messieurs, il n’y a qu’un moyen d’abolir la guerre entre les peuples, c’est abolir la guerre économique, le désordre de la société présente... ».</text:span></text:span></text:p>
      <text:p text:style-name="P4"><text:span text:style-name="Emphasis"><text:span text:style-name="T33">La bourgeoisie a </text:span></text:span><text:span text:style-name="Emphasis"><text:span text:style-name="T34">donc besoin de la guerre </text:span></text:span><text:span text:style-name="Emphasis"><text:span text:style-name="T35">pour casser les contestations sociales, </text:span></text:span><text:span text:style-name="Emphasis"><text:span text:style-name="T39">« La guerre est indispensable à nos finances et à notre tranquillité intérieure »</text:span></text:span><text:span text:style-name="Emphasis"><text:span text:style-name="T35"> </text:span></text:span><text:span text:style-name="Emphasis"><text:span text:style-name="T39">disait déjà Brissot en 1791.</text:span></text:span></text:p>
      <text:p text:style-name="P4"><text:soft-page-break/><text:span text:style-name="Emphasis"><text:span text:style-name="T39">I</text:span></text:span><text:span text:style-name="Emphasis"><text:span text:style-name="T36">l est temps de casser les mouvements sociaux dans tous les pays, en Russie où la crainte d’une révolution se fait grande face au régime affaiblit du Tsar, d’autant plus après la guerre contre le Japon, en France où les différents partis socialistes et ouvriers prennent de plus en plus d’importance après chaque élection, </text:span></text:span><text:span text:style-name="Emphasis"><text:span text:style-name="T37">et où la nouvelle majorité</text:span></text:span><text:span text:style-name="Emphasis"><text:span text:style-name="T36"> </text:span></text:span><text:span text:style-name="Emphasis"><text:span text:style-name="T96">a</text:span></text:span><text:span text:style-name="Emphasis"><text:span text:style-name="T36"> déjà voté l’impôt sur le revenu en juillet 1914 </text:span></text:span><text:span text:style-name="Emphasis"><text:span text:style-name="T38">malgré l’opposition de Raymond Poincaré qui le désavoue autant que Tiers en son temps, </text:span></text:span><text:span text:style-name="Emphasis"><text:span text:style-name="T40">et même en Grande-Bretagne où Cecil Rhodes effrayé par les masses pense déjà que la solution est d’envoyer le surplus démographique jouer aux soldats dans les colonies. </text:span></text:span><text:span text:style-name="Emphasis"><text:span text:style-name="T66">Cette mentalité des élites de l’époque n’est pas odieuse, mais en total accord avec la doctrine de social-darwinisme des élites.</text:span></text:span></text:p>
      <text:p text:style-name="P5"><text:span text:style-name="Emphasis"><text:span text:style-name="T41">Jean Jaurès </text:span></text:span><text:span text:style-name="Emphasis"><text:span text:style-name="T79">sera</text:span></text:span><text:span text:style-name="Emphasis"><text:span text:style-name="T41"> assassiné et avec lui l’idée de la paix. Le lendemain la guerre sera déclarée et les députés la soutiendront tous dans ce grand mouvement de l’Union sacrée. </text:span></text:span><text:span text:style-name="Emphasis"><text:span text:style-name="T42">Le nationalisme aura eu raison de l’internationalisme marxiste. </text:span></text:span></text:p>
      <text:p text:style-name="P5"><text:span text:style-name="Emphasis"><text:span text:style-name="T42"/></text:span></text:p>
      <text:p text:style-name="P5"><text:span text:style-name="Emphasis"><text:span text:style-name="T42"/></text:span></text:p>
      <text:p text:style-name="P5"><text:span text:style-name="Emphasis"><text:span text:style-name="T42"><text:tab/></text:span></text:span><text:span text:style-name="Emphasis"><text:span text:style-name="T43">Dans le premier texte ce qui se dégage le plus c’est ce discours disculpant la France de toute faute dans le déclenchement du conflit, l’Allemagne est seule responsable. La France pays des droits de l’homme a été victime d’une agression perfide et lâche de l’Allemagne « impérialiste, pangermaniste et militariste ». Cette même France </text:span></text:span><text:span text:style-name="Emphasis"><text:span text:style-name="T80">dont les hommes sont les « serviteurs pacifiques de la société des nations », </text:span></text:span><text:span text:style-name="Emphasis"><text:span text:style-name="T44">et </text:span></text:span><text:span text:style-name="Emphasis"><text:span text:style-name="T80">qui se donne comme but de </text:span></text:span><text:span text:style-name="Emphasis"><text:span text:style-name="T44"><text:s/>propager la démocratie là où quelques années </text:span></text:span><text:span text:style-name="Emphasis"><text:span text:style-name="T81">auparavant</text:span></text:span><text:span text:style-name="Emphasis"><text:span text:style-name="T44"> elle était l’alliée fidèle du régime des Tsars de Russie. </text:span></text:span></text:p>
      <text:p text:style-name="P5"><text:span text:style-name="Emphasis"><text:span text:style-name="T44"/></text:span></text:p>
      <text:p text:style-name="P6"><text:span text:style-name="Emphasis"><text:span text:style-name="T44"><text:tab/></text:span></text:span><text:span text:style-name="Emphasis"><text:span text:style-name="T45">« L’Allemagne coupable paye la guerre qu’elle a déchaînée », </text:span></text:span><text:span text:style-name="Emphasis"><text:span text:style-name="T46">que dire alors des télégrammes de l’amiral Fisher en 1905 et 1911, préconisant de lancer une guerre tant que l’Allemagne est occupée avec la France au Maroc afin de prendre le contrôle de sa flotte. </text:span></text:span><text:span text:style-name="Emphasis"><text:span text:style-name="T48">La première victime de la guerre est souvent la vérité, et même en France par exemple l’Union Sacrée a envoyé les soldats à la guerre la fleur au fusil, il ne faudra pas attendre longtemps pour qu’il se rende compte de l’horreur dans laquelle ils sont, </text:span></text:span><text:span text:style-name="Emphasis"><text:span text:style-name="T49">si bien que des grèves se déclencheront spontanément dans chaque camp. Pour cela il faut démoniser l’adversaire. Anne Morelli le montre bien dans son ouvrage </text:span></text:span><text:span text:style-name="Emphasis"><text:span text:style-name="T109">Principe</text:span></text:span><text:span text:style-name="Emphasis"><text:span text:style-name="T110">s</text:span></text:span><text:span text:style-name="Emphasis"><text:span text:style-name="T109"> élémentaire</text:span></text:span><text:span text:style-name="Emphasis"><text:span text:style-name="T110">s</text:span></text:span><text:span text:style-name="Emphasis"><text:span text:style-name="T109"> de la Propagande de Guerre</text:span></text:span><text:span text:style-name="Emphasis"><text:span text:style-name="T49">. </text:span></text:span><text:span text:style-name="Emphasis"><text:span text:style-name="T50">Guillaume II qui était il y a quelques années très fréquentable, est désormais un monstre </text:span></text:span><text:span text:style-name="Emphasis"><text:span text:style-name="T82">responsable</text:span></text:span><text:span text:style-name="Emphasis"><text:span text:style-name="T50"> de tous les malheurs de l’Europe. </text:span></text:span><text:span text:style-name="Emphasis"><text:span text:style-name="T51">Les soldats aussi, soldats humains contre inhumains, </text:span></text:span><text:span text:style-name="Emphasis"><text:span text:style-name="T52">la France qui a des soldats aimés de la population, là où les </text:span></text:span><text:span text:style-name="Emphasis"><text:span text:style-name="T97">A</text:span></text:span><text:span text:style-name="Emphasis"><text:span text:style-name="T52">llemands violent, pillent et coupent les mains des enfants belges. </text:span></text:span><text:span text:style-name="Emphasis"><text:span text:style-name="T53">L</text:span></text:span><text:span text:style-name="Emphasis"><text:span text:style-name="T98">e</text:span></text:span><text:span text:style-name="Emphasis"><text:span text:style-name="T53"> rôle de l’église sera dans ce</text:span></text:span><text:span text:style-name="Emphasis"><text:span text:style-name="T99">tte entreprise</text:span></text:span><text:span text:style-name="Emphasis"><text:span text:style-name="T53"> primordial, chaque pays mettant Dieu dans son camp, le Cardinal Mercier </text:span></text:span><text:span text:style-name="Emphasis"><text:span text:style-name="T83">assurant au</text:span></text:span><text:span text:style-name="Emphasis"><text:span text:style-name="T99">x</text:span></text:span><text:span text:style-name="Emphasis"><text:span text:style-name="T83"> soldats belge</text:span></text:span><text:span text:style-name="Emphasis"><text:span text:style-name="T99">s</text:span></text:span><text:span text:style-name="Emphasis"><text:span text:style-name="T83"> le paradis en est un </text:span></text:span><text:span text:style-name="Emphasis"><text:span text:style-name="T84">archétype criant.</text:span></text:span></text:p>
      <text:p text:style-name="P7"><text:span text:style-name="Emphasis"><text:span text:style-name="T54">Ce soutien à la guerre sera aussi celui des élites de tout le pays. </text:span></text:span><text:span text:style-name="Emphasis"><text:span text:style-name="T85">A</text:span></text:span><text:span text:style-name="Emphasis"><text:span text:style-name="T54">insi le brillant docteur Edgar Berillon, spécialiste du cerveau et du psychisme tient à préciser en avril 1915 à la société de médecine de Paris : « Les Allemands détachent une odeur spécifique, fétide et nauséabonde, </text:span></text:span><text:span text:style-name="Emphasis"><text:span text:style-name="T86">imprégnant</text:span></text:span><text:span text:style-name="Emphasis"><text:span text:style-name="T54"> et persistante. La mesure de l’intestin allemand révèle une augmentation de l’appareil digestif d’environ trois mètres, les cadavres boches sentent plus mauvais que nos cadavres français ».</text:span></text:span></text:p>
      <text:p text:style-name="P6"><text:span text:style-name="Emphasis"><text:span text:style-name="T47"/></text:span></text:p>
      <text:p text:style-name="P6"><text:span text:style-name="Emphasis"><text:span text:style-name="T47"/></text:span></text:p>
      <text:p text:style-name="P6"><text:span text:style-name="Emphasis"><text:span text:style-name="T47"><text:tab/></text:span></text:span><text:span text:style-name="Emphasis"><text:span text:style-name="T56">La question de lutte des classes est aussi présente dans les tranchées. On a bien plus en commun avec l’ouvrier ou le paysan d’en face qu’avec cet officier qui vient au maximum une fois par jour </text:span></text:span><text:span text:style-name="Emphasis"><text:span text:style-name="T87">avec les hommes </text:span></text:span><text:span text:style-name="Emphasis"><text:span text:style-name="T56">et ne dort pas dans les tranchées. D’autant plus quand ce sont </text:span></text:span><text:span text:style-name="Emphasis"><text:span text:style-name="T57">des </text:span></text:span><text:span text:style-name="Emphasis"><text:span text:style-name="T56">généraux </text:span></text:span><text:span text:style-name="Emphasis"><text:span text:style-name="T57">vivant dans des châteaux à plusieurs kilomètres du front. </text:span></text:span><text:span text:style-name="Emphasis"><text:span text:style-name="T58">Ainsi quand les officier</text:span></text:span><text:span text:style-name="Emphasis"><text:span text:style-name="T106">s</text:span></text:span><text:span text:style-name="Emphasis"><text:span text:style-name="T58"> sont partis, parfois le soir on sympathise, on sort des tranchées, on passe Noël ensemble, mais ceux qui sont attrapés passeront au peloton d’exécution. </text:span></text:span><text:span text:style-name="Emphasis"><text:span text:style-name="T88">Mille huit</text:span></text:span><text:span text:style-name="Emphasis"><text:span text:style-name="T64"> officiellement, </text:span></text:span><text:span text:style-name="Emphasis"><text:span text:style-name="T89">mais </text:span></text:span><text:span text:style-name="Emphasis"><text:span text:style-name="T64">combien d’anonymes gratifiés d’une balle de revolver entre deux sacs de terre car ils refusent de monter </text:span></text:span><text:span text:style-name="Emphasis"><text:span text:style-name="T90">à l’abattoir</text:span></text:span><text:span text:style-name="Emphasis"><text:span text:style-name="T64"> ?</text:span></text:span><text:span text:style-name="Emphasis"><text:span text:style-name="T58"> </text:span></text:span><text:span text:style-name="Emphasis"><text:span text:style-name="T59">Les </text:span></text:span><text:span text:style-name="Emphasis"><text:span text:style-name="T100">g</text:span></text:span><text:span text:style-name="Emphasis"><text:span text:style-name="T59">énéraux comme Joffre ou Hegg qui n’ont d’autres exploits qu’envoyer les hommes se fair</text:span></text:span><text:span text:style-name="Emphasis"><text:span text:style-name="T106">e</text:span></text:span><text:span text:style-name="Emphasis"><text:span text:style-name="T59"> massacrer par millions dans la bataille de la Somme, ou pour Joffre d’avoir trafiqu</text:span></text:span><text:span text:style-name="Emphasis"><text:span text:style-name="T101">é</text:span></text:span><text:span text:style-name="Emphasis"><text:span text:style-name="T59"> les chiffres des rapports afin de ne pas être sanctionnés, eux seront décorés et marqueront les places de leurs noms et leurs statues. </text:span></text:span><text:span text:style-name="Emphasis"><text:span text:style-name="T60">Il n’est pas important que des hommes se meurent par milliers, il y en a des milliers d’autres à aller chercher à l’autre bout du monde dans les colonies. </text:span></text:span><text:span text:style-name="Emphasis"><text:span text:style-name="T58"><text:s/></text:span></text:span><text:span text:style-name="Emphasis"><text:span text:style-name="T91">Le deuxième texte exprime totalement cette relation conflictuelle au sein même de l’armée : « Des innocents au poteau d’exécution. Des coupables aux honneurs. »</text:span></text:span></text:p>
      <text:p text:style-name="P6"><text:span text:style-name="Emphasis"><text:span text:style-name="T56"/></text:span></text:p>
      <text:p text:style-name="P6"><text:span text:style-name="Emphasis"><text:span text:style-name="T56"/></text:span></text:p>
      <text:p text:style-name="P15"><text:span text:style-name="Emphasis"><text:span text:style-name="T56"><text:tab/></text:span></text:span><text:span text:style-name="Emphasis"><text:span text:style-name="T56">« On croit mourir pour la patrie, on meurt pour des industriels » </text:span></text:span><text:span text:style-name="Emphasis"><text:span text:style-name="T61">écrit </text:span></text:span><text:span text:style-name="Emphasis"><text:span text:style-name="T56">Anatole France </text:span></text:span><text:span text:style-name="Emphasis"><text:span text:style-name="T61">en 1922 dans l’Humanité.</text:span></text:span><text:span text:style-name="Emphasis"><text:span text:style-name="T64"> <text:s/></text:span></text:span><text:span text:style-name="Emphasis"><text:span text:style-name="T56">Le chiffre d’affaires de Renault a ainsi été multiplié par quatre entre 1914 et 1918, passant de 53,9 millions de francs en 1914 à 249 millions de francs en 1919. Michelin négocie </text:span></text:span><text:span text:style-name="Emphasis"><text:span text:style-name="T62">durement </text:span></text:span><text:span text:style-name="Emphasis"><text:span text:style-name="T56">la hausse de ses prix, prétextant la volatilité des cours du caoutchouc. L’entreprise d’André Citroën réalise de son côté une marge de 40 %. Schneider </text:span></text:span><text:span text:style-name="Emphasis"><text:span text:style-name="T65">n’est pas en reste</text:span></text:span><text:span text:style-name="Emphasis"><text:span text:style-name="T56"> : </text:span></text:span><text:span text:style-name="Emphasis"><text:span text:style-name="T112">« Les bénéfices bruts déclarés de Schneider et Cie atteignent un maximum de 40% à la fin et au lendemain de la guerre et permettent de répartir pour les trois exercices de 1918 à 1920 des dividendes représentant le tiers du capital nominal »</text:span></text:span><text:span text:style-name="Emphasis"><text:span text:style-name="T56">, </text:span></text:span><text:span text:style-name="Emphasis"><text:span text:style-name="T63">selon</text:span></text:span><text:span text:style-name="Emphasis"><text:span text:style-name="T56"> l’historien Claude Beaud. </text:span></text:span><text:span text:style-name="Emphasis"><text:span text:style-name="T92">Cette réalité est encore une fois bien présente dans le deuxième texte, « Des fortunes scandaleuses édifiées sur les misères humaines », « La formidable note à payer », dans le premier il n’est aucune mention de cela, </text:span></text:span><text:span text:style-name="Emphasis"><text:span text:style-name="T93">c’est toute la patrie qui ensemble </text:span></text:span><text:span text:style-name="Emphasis"><text:span text:style-name="T103">a</text:span></text:span><text:span text:style-name="Emphasis"><text:span text:style-name="T93"> gagn</text:span></text:span><text:span text:style-name="Emphasis"><text:span text:style-name="T102">é.</text:span></text:span></text:p>
      <text:p text:style-name="P10"/>
      <text:p text:style-name="P6"><text:span text:style-name="T114">La mobilisation industrielle, « premier front » de la Grande Guerre ?</text:span>, Rémy Porte, Éditions 14-18, Paris, 2006.</text:p>
      <text:p text:style-name="P8">Histoire populaire de la France, Gérard Noirel</text:p>
      <text:p text:style-name="P8">Henry Guillemin, Silence aux pauvres</text:p>
      <text:p text:style-name="P9">Henry Guillemin, Conférence « Les dossiers de l’Histoire », <text:span text:style-name="T113">L’autre avant guerre 1871-1914</text:span></text:p>
      <text:p text:style-name="P12">Jacques Pauwels, La Grande Guerre des Cla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Bitstream Vera Sans" style:font-family-complex="'Bitstream Vera 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21:25:56.770328601</meta:creation-date>
    <dc:date>2019-03-30T17:49:09.202653986</dc:date>
    <meta:editing-duration>PT3H7M19S</meta:editing-duration>
    <meta:editing-cycles>138</meta:editing-cycles>
    <meta:generator>LibreOffice/6.2.2.2$Linux_X86_64 LibreOffice_project/20$Build-2</meta:generator>
    <meta:document-statistic meta:table-count="0" meta:image-count="0" meta:object-count="0" meta:page-count="4" meta:paragraph-count="18" meta:word-count="1826" meta:character-count="11086" meta:non-whitespace-character-count="9261"/>
  </office:meta>
</office:document-meta>
</file>